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db7c" officeooo:paragraph-rsid="0004db7c"/>
    </style:style>
    <style:style style:name="P2" style:family="paragraph" style:parent-style-name="Standard">
      <style:paragraph-properties fo:margin-top="0in" fo:margin-bottom="0.1in" loext:contextual-spacing="false"/>
      <style:text-properties officeooo:rsid="0004dbc1" officeooo:paragraph-rsid="0004dbc1"/>
    </style:style>
    <style:style style:name="P3" style:family="paragraph" style:parent-style-name="Standard">
      <style:paragraph-properties fo:margin-top="0in" fo:margin-bottom="0.1in" loext:contextual-spacing="false"/>
      <style:text-properties officeooo:rsid="0006d4c4" officeooo:paragraph-rsid="0006d4c4"/>
    </style:style>
    <style:style style:name="P4" style:family="paragraph" style:parent-style-name="Standard">
      <style:paragraph-properties fo:margin-top="0in" fo:margin-bottom="0.1in" loext:contextual-spacing="false"/>
      <style:text-properties officeooo:paragraph-rsid="0006d4c4"/>
    </style:style>
    <style:style style:name="P5" style:family="paragraph" style:parent-style-name="Standard">
      <style:paragraph-properties fo:margin-top="0in" fo:margin-bottom="0.1in" loext:contextual-spacing="false"/>
      <style:text-properties officeooo:paragraph-rsid="000b586c"/>
    </style:style>
    <style:style style:name="P6" style:family="paragraph" style:parent-style-name="Standard">
      <style:paragraph-properties fo:margin-top="0in" fo:margin-bottom="0.1in" loext:contextual-spacing="false"/>
      <style:text-properties officeooo:paragraph-rsid="000cf61b"/>
    </style:style>
    <style:style style:name="P7" style:family="paragraph" style:parent-style-name="Standard">
      <style:paragraph-properties fo:margin-top="0in" fo:margin-bottom="0.1in" loext:contextual-spacing="false"/>
      <style:text-properties officeooo:rsid="000d327d" officeooo:paragraph-rsid="000d327d"/>
    </style:style>
    <style:style style:name="P8" style:family="paragraph" style:parent-style-name="Standard">
      <style:paragraph-properties fo:margin-top="0in" fo:margin-bottom="0.1in" loext:contextual-spacing="false"/>
      <style:text-properties officeooo:paragraph-rsid="000d327d"/>
    </style:style>
    <style:style style:name="P9" style:family="paragraph" style:parent-style-name="Standard">
      <style:paragraph-properties fo:margin-top="0in" fo:margin-bottom="0.1in" loext:contextual-spacing="false"/>
      <style:text-properties officeooo:paragraph-rsid="000f97ce"/>
    </style:style>
    <style:style style:name="P10" style:family="paragraph" style:parent-style-name="Standard">
      <style:paragraph-properties fo:margin-top="0in" fo:margin-bottom="0.1in" loext:contextual-spacing="false"/>
      <style:text-properties officeooo:rsid="000cf61b" officeooo:paragraph-rsid="000cf61b"/>
    </style:style>
    <style:style style:name="P11" style:family="paragraph" style:parent-style-name="Standard">
      <style:paragraph-properties fo:margin-top="0in" fo:margin-bottom="0.1in" loext:contextual-spacing="false"/>
      <style:text-properties officeooo:rsid="00151e53" officeooo:paragraph-rsid="00151e53"/>
    </style:style>
    <style:style style:name="P12" style:family="paragraph" style:parent-style-name="Standard">
      <style:paragraph-properties fo:margin-top="0in" fo:margin-bottom="0.1in" loext:contextual-spacing="false"/>
      <style:text-properties officeooo:rsid="0019abbd" officeooo:paragraph-rsid="0019abbd"/>
    </style:style>
    <style:style style:name="P13" style:family="paragraph" style:parent-style-name="Standard">
      <style:paragraph-properties fo:margin-top="0in" fo:margin-bottom="0.1in" loext:contextual-spacing="false"/>
      <style:text-properties officeooo:rsid="001a99f8" officeooo:paragraph-rsid="001a99f8"/>
    </style:style>
    <style:style style:name="P14" style:family="paragraph" style:parent-style-name="Text_20_body">
      <style:text-properties officeooo:paragraph-rsid="0002d58b"/>
    </style:style>
    <style:style style:name="P15" style:family="paragraph" style:parent-style-name="Text_20_body">
      <style:text-properties officeooo:paragraph-rsid="00039a83"/>
    </style:style>
    <style:style style:name="P16" style:family="paragraph" style:parent-style-name="Text_20_body">
      <style:text-properties officeooo:paragraph-rsid="0006d4c4"/>
    </style:style>
    <style:style style:name="P17" style:family="paragraph" style:parent-style-name="Text_20_body">
      <style:text-properties officeooo:rsid="0006d4c4" officeooo:paragraph-rsid="0006d4c4"/>
    </style:style>
    <style:style style:name="P18" style:family="paragraph" style:parent-style-name="Text_20_body">
      <style:text-properties officeooo:rsid="0002d58b" officeooo:paragraph-rsid="0006d4c4"/>
    </style:style>
    <style:style style:name="P19" style:family="paragraph" style:parent-style-name="Text_20_body">
      <style:text-properties officeooo:rsid="0002d58b" officeooo:paragraph-rsid="0004dbc1"/>
    </style:style>
    <style:style style:name="P20" style:family="paragraph" style:parent-style-name="Standard" style:list-style-name="L1">
      <style:text-properties officeooo:paragraph-rsid="00039a83"/>
    </style:style>
    <style:style style:name="P21" style:family="paragraph" style:parent-style-name="Standard" style:list-style-name="L1">
      <style:text-properties officeooo:paragraph-rsid="0004db7c"/>
    </style:style>
    <style:style style:name="P22" style:family="paragraph" style:parent-style-name="Standard" style:list-style-name="L1">
      <style:text-properties officeooo:rsid="0004db7c" officeooo:paragraph-rsid="0004db7c"/>
    </style:style>
    <style:style style:name="P23" style:family="paragraph" style:parent-style-name="Standard" style:list-style-name="L3">
      <style:paragraph-properties fo:margin-top="0in" fo:margin-bottom="0.1in" loext:contextual-spacing="false"/>
      <style:text-properties officeooo:paragraph-rsid="000d327d"/>
    </style:style>
    <style:style style:name="P24" style:family="paragraph" style:parent-style-name="Text_20_body" style:list-style-name="L2">
      <style:paragraph-properties fo:margin-top="0in" fo:margin-bottom="0in" loext:contextual-spacing="false"/>
      <style:text-properties officeooo:paragraph-rsid="0006d4c4"/>
    </style:style>
    <style:style style:name="P25" style:family="paragraph" style:parent-style-name="Text_20_body" style:list-style-name="L2">
      <style:paragraph-properties fo:margin-top="0in" fo:margin-bottom="0.1in" loext:contextual-spacing="false"/>
      <style:text-properties officeooo:paragraph-rsid="0006d4c4"/>
    </style:style>
    <style:style style:name="T1" style:family="text">
      <style:text-properties officeooo:rsid="000115e7"/>
    </style:style>
    <style:style style:name="T2" style:family="text">
      <style:text-properties officeooo:rsid="0002d58b"/>
    </style:style>
    <style:style style:name="T3" style:family="text">
      <style:text-properties officeooo:rsid="00039a83"/>
    </style:style>
    <style:style style:name="T4" style:family="text">
      <style:text-properties officeooo:rsid="0004db7c"/>
    </style:style>
    <style:style style:name="T5" style:family="text">
      <style:text-properties officeooo:rsid="0004dbc1"/>
    </style:style>
    <style:style style:name="T6" style:family="text">
      <style:text-properties officeooo:rsid="0006d4c4"/>
    </style:style>
    <style:style style:name="T7" style:family="text">
      <style:text-properties officeooo:rsid="00083b5c"/>
    </style:style>
    <style:style style:name="T8" style:family="text">
      <style:text-properties officeooo:rsid="000b586c"/>
    </style:style>
    <style:style style:name="T9" style:family="text">
      <style:text-properties officeooo:rsid="000cf61b"/>
    </style:style>
    <style:style style:name="T10" style:family="text">
      <style:text-properties officeooo:rsid="000d327d"/>
    </style:style>
    <style:style style:name="T11" style:family="text">
      <style:text-properties fo:language="ru" fo:country="RU"/>
    </style:style>
    <style:style style:name="T12" style:family="text">
      <style:text-properties fo:language="ru" fo:country="RU" officeooo:rsid="000d327d"/>
    </style:style>
    <style:style style:name="T13" style:family="text">
      <style:text-properties fo:language="ru" fo:country="RU" officeooo:rsid="000ebce0"/>
    </style:style>
    <style:style style:name="T14" style:family="text">
      <style:text-properties fo:language="ru" fo:country="RU" officeooo:rsid="0019abbd"/>
    </style:style>
    <style:style style:name="T15" style:family="text">
      <style:text-properties officeooo:rsid="000ebce0"/>
    </style:style>
    <style:style style:name="T16" style:family="text">
      <style:text-properties officeooo:rsid="000f97ce"/>
    </style:style>
    <style:style style:name="T17" style:family="text">
      <style:text-properties officeooo:rsid="00114274"/>
    </style:style>
    <style:style style:name="T18" style:family="text">
      <style:text-properties officeooo:rsid="00115130"/>
    </style:style>
    <style:style style:name="T19" style:family="text">
      <style:text-properties officeooo:rsid="001239ed"/>
    </style:style>
    <style:style style:name="T20" style:family="text">
      <style:text-properties officeooo:rsid="00172488"/>
    </style:style>
    <style:style style:name="T21" style:family="text">
      <style:text-properties officeooo:rsid="0018f8e8"/>
    </style:style>
    <style:style style:name="T22" style:family="text">
      <style:text-properties officeooo:rsid="0019abbd"/>
    </style:style>
    <style:style style:name="T23" style:family="text">
      <style:text-properties officeooo:rsid="001a99f8"/>
    </style:style>
    <style:style style:name="T24" style:family="text">
      <style:text-properties style:text-line-through-style="solid" style:text-line-through-type="single"/>
    </style:style>
    <style:style style:name="T25" style:family="text">
      <style:text-properties officeooo:rsid="001d005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p text:style-name="P16"><text:span text:style-name="T6">СЛАЙД: <text:s text:c="3"/>ПРИВЕТСТВИЕ <text:s text:c="3"/></text:span><text:span text:style-name="T10">(</text:span><text:span text:style-name="T25">6-7</text:span><text:span text:style-name="T10"> с)</text:span></text:p>
      <text:p text:style-name="P18"><text:tab/><text:span text:style-name="T23">О</text:span><text:span text:style-name="T22">: <text:s/></text:span><text:span text:style-name="T24">Добрый день, барышни и господа</text:span>.</text:p>
      <text:p text:style-name="P19"><text:span text:style-name="T22"><text:tab/></text:span>Представляем вашему вниманию проект на тему “Блокчейн как средство борьбы с дезинформацией в интернете”.</text:p>
      <text:p text:style-name="P17">СЛАЙД: <text:s text:c="3"/>О ПРОЕКТЕ <text:s text:c="3"/><text:span text:style-name="T10">(20-</text:span><text:span text:style-name="T15">25</text:span><text:span text:style-name="T10"> с)</text:span></text:p>
      <text:p text:style-name="P14"><text:tab/><text:span text:style-name="T22">Л: <text:s/></text:span>С развитием интернета <text:span text:style-name="T1">новостные </text:span>медиа получили эффективный инструмент для продвижения своего контент<text:span text:style-name="T1">а</text:span>. Сейчас СМИ освещают <text:span text:style-name="T5">практически </text:span>каждое <text:span text:style-name="T5">значимое</text:span> событие, используя различные техники влияния на читателя. Но тут не обошлось без злоумышленников, которые манипулируют общественным мнением при помощи фейковых новостей.</text:p>
      <text:p text:style-name="P15"><text:span text:style-name="T1"><text:tab/></text:span><text:span text:style-name="T3">В выявлении фейков</text:span><text:span text:style-name="T1"> могут помочь методы современной криптографии, используемые в блокчейн-платформах. </text:span><text:span text:style-name="T5">Их можно использовать</text:span><text:span text:style-name="T3"> для </text:span><text:span text:style-name="T25">распределённого учёта статей и</text:span><text:span text:style-name="T3"> формирования</text:span><text:span text:style-name="T25"> </text:span><text:span text:style-name="T3">рейтинга </text:span><text:span text:style-name="T25">авторов</text:span><text:span text:style-name="T3">.</text:span></text:p>
      <text:p text:style-name="P16"><text:span text:style-name="T6">СЛАЙД: <text:s text:c="3"/>ЦЕЛИ И ЗАДАЧИ <text:s text:c="3"/></text:span><text:span text:style-name="T10">(</text:span><text:span text:style-name="T15">30-35</text:span><text:span text:style-name="T10"> с)</text:span></text:p>
      <text:p text:style-name="Standard"><text:tab/><text:span text:style-name="T22">О: <text:s/></text:span><text:span text:style-name="T1">Цель нашего проекта – созда</text:span><text:span text:style-name="T5">ние</text:span><text:span text:style-name="T1"> инструмент</text:span><text:span text:style-name="T5">а</text:span><text:span text:style-name="T1"> для независимой оценки новостных статей и публикаций, </text:span><text:span text:style-name="T2">а также репутации журналистов и новостных медиа</text:span><text:span text:style-name="T1">. </text:span></text:p>
      <text:p text:style-name="Standard"/>
      <text:p text:style-name="Standard"><text:tab/><text:span text:style-name="T3">Мы поставили следующие задачи:</text:span></text:p>
      <text:list xml:id="list1562119958" text:style-name="L1">
        <text:list-item>
          <text:p text:style-name="P20"><text:span text:style-name="T3">изучить </text:span><text:span text:style-name="T4">основные </text:span><text:span text:style-name="T3">принципы работы </text:span><text:span text:style-name="T4">блокчейна, его приложения к задаче мониторинга новостей;</text:span></text:p>
        </text:list-item>
        <text:list-item>
          <text:p text:style-name="P22">разработать концепцию использования платформы, определить необходимый функционал и используемые криптографические методы;</text:p>
        </text:list-item>
        <text:list-item>
          <text:p text:style-name="P22">разработать серверную часть приложения;</text:p>
        </text:list-item>
        <text:list-item>
          <text:p text:style-name="P21"><text:span text:style-name="T4">разработать API клиентской части и графическ</text:span><text:span text:style-name="T10">ий</text:span><text:span text:style-name="T4"> </text:span><text:span text:style-name="T10">интерфейс клиента.</text:span></text:p>
        </text:list-item>
      </text:list>
      <text:p text:style-name="P1"/>
      <text:p text:style-name="P2"><text:tab/>Александр занимался теоретической частью и разработкой сервера, а Арсений – программированием логики блокчейна и разработкой клиентской части.</text:p>
      <text:p text:style-name="P3">СЛАЙД<text:span text:style-name="T9">(-ы)</text:span>: <text:s text:c="3"/><text:span text:style-name="T8">ЛОГИКА БЛОКЧЕЙНА <text:s text:c="3"/></text:span><text:span text:style-name="T10">(</text:span><text:span text:style-name="T15">55-60</text:span><text:span text:style-name="T10"> с)</text:span></text:p>
      <text:p text:style-name="P3"><text:tab/><text:span text:style-name="T22">Л: <text:s/></text:span>Для реализации проекта мы использовали концепцию блокчейна, применяя следующие <text:span text:style-name="T20">методы </text:span>криптографи<text:span text:style-name="T20">и</text:span>:</text:p>
      <text:list xml:id="list2730843819" text:style-name="L2">
        <text:list-item>
          <text:p text:style-name="P24"><text:span text:style-name="T2">распределенное хранение информации в виде цепи</text:span><text:span text:style-name="T1">, </text:span><text:span text:style-name="T3">связанной </text:span><text:span text:style-name="T1">хэш-</text:span><text:span text:style-name="T15">суммами</text:span><text:span text:style-name="T1">, </text:span><text:span text:style-name="T2">что делает любые попытки подмены вычислительно трудной задачей;</text:span></text:p>
        </text:list-item>
        <text:list-item>
          <text:p text:style-name="P25"><text:span text:style-name="T2">использование цифровой подписи </text:span><text:span text:style-name="T8">и хэширования</text:span><text:span text:style-name="T2">;</text:span></text:p>
        </text:list-item>
      </text:list>
      <text:p text:style-name="P4"><text:span text:style-name="T2"><text:tab/></text:span><text:span text:style-name="T6">В нашей платформе </text:span><text:span text:style-name="T22">внедрён</text:span><text:span text:style-name="T6"> аналог криптовалютной системы – “токены репутации”, </text:span><text:span text:style-name="T8">которые </text:span><text:span text:style-name="T6">используются в качестве депозита при регистрации статьи, либо для голосования за степень</text:span><text:span text:style-name="T7"> </text:span><text:span text:style-name="T6">достоверности </text:span><text:span text:style-name="T7">статей, </text:span><text:span text:style-name="T21">либо для приглашения новых участников</text:span><text:span text:style-name="T6">.</text:span></text:p>
      <text:p text:style-name="P4"><text:tab/><text:span text:style-name="T9">Голосование за статью является тайным: определен временной промежуток голосования, а затем – подтверждения. Изначально записывается только “солёный” хэш голоса, а его подтверждение (сам голос + “соль”) публикуются позже.</text:span></text:p>
      <text:p text:style-name="P4"><text:soft-page-break/><text:tab/><text:span text:style-name="T7">Блокчейн открыт для просмотра, но закрыт для любых изменений: для добавления транзакции требуется электронная подпись RSA, зарегистрированная в данном блокчейне.</text:span></text:p>
      <text:p text:style-name="P4"><text:tab/><text:span text:style-name="T7">Регистрация нового участника работает по системе приглашений: необходимо одобрение заявки n % пользователей, после чего на счёт участника </text:span><text:span text:style-name="T8">начисляется </text:span><text:span text:style-name="T7">некоторый начальный баланс.</text:span></text:p>
      <text:p text:style-name="P5"><text:span text:style-name="T10">СЛАЙД</text:span><text:span text:style-name="T8">: <text:s text:c="3"/>РЕАЛИЗАЦИЯ СЕТЕВОЙ МОДЕЛИ <text:s text:c="3"/></text:span><text:span text:style-name="T10">(</text:span><text:span text:style-name="T15">35</text:span><text:span text:style-name="T10">-</text:span><text:span text:style-name="T15">40</text:span><text:span text:style-name="T10"> с)</text:span></text:p>
      <text:p text:style-name="P8"><text:span text:style-name="Основной_20_шрифт_20_абзаца"><text:span text:style-name="T11"><text:tab/></text:span></text:span><text:span text:style-name="Основной_20_шрифт_20_абзаца"><text:span text:style-name="T14">О: <text:s/></text:span></text:span><text:span text:style-name="Основной_20_шрифт_20_абзаца"><text:span text:style-name="T11">В нашей реализации мы использовали одноранговую сеть, так как хотели максимально децентрализовать наш блокчейн. Также в наш</text:span></text:span><text:span text:style-name="Основной_20_шрифт_20_абзаца"><text:span text:style-name="T12">ей</text:span></text:span><text:span text:style-name="Основной_20_шрифт_20_абзаца"><text:span text:style-name="T11"> реализации мы пользовались протоколом </text:span></text:span><text:span text:style-name="Основной_20_шрифт_20_абзаца"><text:span text:style-name="T12">HTTP</text:span></text:span><text:span text:style-name="Основной_20_шрифт_20_абзаца"><text:span text:style-name="T11">. Главная особенность нашей </text:span></text:span><text:span text:style-name="Основной_20_шрифт_20_абзаца"><text:span text:style-name="T13">сети</text:span></text:span><text:span text:style-name="Основной_20_шрифт_20_абзаца"><text:span text:style-name="T11"> – пользователь </text:span></text:span><text:span text:style-name="Основной_20_шрифт_20_абзаца"><text:span text:style-name="T12">может</text:span></text:span><text:span text:style-name="Основной_20_шрифт_20_абзаца"><text:span text:style-name="T11"> явля</text:span></text:span><text:span text:style-name="Основной_20_шрифт_20_абзаца"><text:span text:style-name="T12">ть</text:span></text:span><text:span text:style-name="Основной_20_шрифт_20_абзаца"><text:span text:style-name="T11">ся как сервером, так и клиентом, </text:span></text:span><text:span text:style-name="Основной_20_шрифт_20_абзаца"><text:span text:style-name="T12">а в силу </text:span></text:span><text:span text:style-name="Основной_20_шрифт_20_абзаца"><text:span text:style-name="T13">её </text:span></text:span><text:span text:style-name="Основной_20_шрифт_20_абзаца"><text:span text:style-name="T12">децентрализации – </text:span></text:span><text:span text:style-name="Основной_20_шрифт_20_абзаца"><text:span text:style-name="T11"><text:s/>нет какого-либо пользователя, при отключении которого наша сеть перестала бы работать. Рассмотрим отдельно роли клиента и сервера</text:span></text:span>:</text:p>
      <text:list xml:id="list1811458043" text:style-name="L3">
        <text:list-item>
          <text:list>
            <text:list-item>
              <text:p text:style-name="P23"><text:span text:style-name="Основной_20_шрифт_20_абзаца"><text:span text:style-name="T11">Сервер получает информацию и обрабатывает ее. Также он раскодирует информацию по </text:span></text:span><text:span text:style-name="T10">JSON</text:span><text:span text:style-name="Основной_20_шрифт_20_абзаца"><text:span text:style-name="T11">. </text:span></text:span></text:p>
            </text:list-item>
            <text:list-item>
              <text:p text:style-name="P23"><text:span text:style-name="Основной_20_шрифт_20_абзаца"><text:span text:style-name="T11">Клиент может только </text:span></text:span><text:span text:style-name="Основной_20_шрифт_20_абзаца"><text:span text:style-name="T12">обмениваться JSON-данными</text:span></text:span><text:span text:style-name="Основной_20_шрифт_20_абзаца"><text:span text:style-name="T11"> </text:span></text:span><text:span text:style-name="Основной_20_шрифт_20_абзаца"><text:span text:style-name="T12">с сервером, не взаимодействуя с блокчейном напрямую</text:span></text:span><text:span text:style-name="Основной_20_шрифт_20_абзаца"><text:span text:style-name="T11">.</text:span></text:span></text:p>
            </text:list-item>
          </text:list>
        </text:list-item>
      </text:list>
      <text:p text:style-name="P6"><text:span text:style-name="T10">ВИДЕО</text:span><text:span text:style-name="T9">: <text:s text:c="3"/>РАЗРАБОТКА КЛИЕНТСКОЙ ЧАСТИ <text:s text:c="3"/></text:span><text:span text:style-name="T10">(</text:span><text:span text:style-name="T15">25-30</text:span><text:span text:style-name="T10"> с)</text:span></text:p>
      <text:p text:style-name="P10"><text:tab/><text:span text:style-name="T22">Л: <text:s/></text:span>Для взаимодействия с сетью был разработан клиентский функционал, позволяющий автоматически формировать транзакции, управлять депозитами и голосами, подписывать транзакции и рассылать их по серверам.</text:p>
      <text:p text:style-name="P6"><text:tab/><text:span text:style-name="T9">Была разработана графическая оболочка, включающая в себя функции </text:span><text:span text:style-name="T10">синхронизации и </text:span><text:span text:style-name="T9">просмотра блокчейна, отслеживания новых статей, возможность опубликовать свою, голосовать за статьи других авторов, </text:span><text:span text:style-name="T10">а также</text:span><text:span text:style-name="T9"> </text:span><text:span text:style-name="T10">управлять </text:span><text:span text:style-name="T9">списком </text:span><text:span text:style-name="T10">своих ключей и</text:span><text:span text:style-name="T9"> подключенных серверов. </text:span></text:p>
      <text:p text:style-name="P8"><text:span text:style-name="T10">ВИДЕО: <text:s text:c="3"/>ДЕМОНСТРАЦИЯ РАБОТЫ <text:s text:c="3"/>(</text:span><text:span text:style-name="T19">60-90</text:span><text:span text:style-name="T10"> с)</text:span></text:p>
      <text:p text:style-name="P8"><text:span text:style-name="T10"><text:tab/></text:span><text:span text:style-name="T22">оба (экран Л): <text:s text:c="3"/></text:span><text:span text:style-name="T10">*** импровизация *** (с учетом монтажа ~ </text:span><text:span text:style-name="T19">1 – 1.5</text:span><text:span text:style-name="T10"> минуты)</text:span></text:p>
      <text:p text:style-name="P8"><text:span text:style-name="T10">СЛАЙД: <text:s text:c="3"/>РЕЗУЛЬТАТ ПРОЕКТА <text:s text:c="3"/>(</text:span><text:span text:style-name="T18">30</text:span><text:span text:style-name="T10">-</text:span><text:span text:style-name="T18">35</text:span><text:span text:style-name="T10"> с)</text:span></text:p>
      <text:p text:style-name="P7"><text:tab/><text:span text:style-name="T22">О: <text:s/></text:span>Нами была реализована независимая платформа для мониторинга новостей, их оценки и формирования рейтинга СМИ. Данная система не подразумевает элемента доверия, поскольку каждая транзакция, как и вся хранимая в цепи информация, защищается и верифицируется криптографическими методами. </text:p>
      <text:p text:style-name="P9"><text:span text:style-name="T16"><text:tab/>Цель проекта достигнута, </text:span><text:span text:style-name="T17">и</text:span><text:span text:style-name="T16"> все поставленные задачи выполнены. Конечный продукт может быть использован внутри небольшого круга авторов, а в перспективе – после тестирования и апробации – среди каких-либо издательств или независимых журналистов.</text:span></text:p>
      <text:p text:style-name="P11"/>
      <text:p text:style-name="P11">суммарно: <text:s text:c="3"/>~ 270 – 330 c <text:s text:c="3"/>(4,5 – 5.5 мин)</text:p>
      <text:p text:style-name="P12">О: <text:s text:c="3"/>~ <text:span text:style-name="T23">102</text:span> – <text:span text:style-name="T23">117 c</text:span></text:p>
      <text:p text:style-name="P13">Л: <text:s text:c="3"/>~ 100 – 115 c</text:p>
      <text:p text:style-name="P13"><text:s text:c="4"/>+ демонстрация (60-90 с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5T20:29:44.195999271</meta:creation-date>
    <dc:date>2021-09-06T20:35:37.000864347</dc:date>
    <meta:editing-duration>PT1H23M51S</meta:editing-duration>
    <meta:editing-cycles>16</meta:editing-cycles>
    <meta:generator>LibreOffice/6.4.7.2$Linux_X86_64 LibreOffice_project/40$Build-2</meta:generator>
    <meta:document-statistic meta:table-count="0" meta:image-count="0" meta:object-count="0" meta:page-count="2" meta:paragraph-count="38" meta:word-count="575" meta:character-count="4508" meta:non-whitespace-character-count="3869"/>
  </office:meta>
</office:document-meta>
</file>